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4">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4">
      <style:paragraph-properties fo:margin-left="1in" fo:margin-right="0in" fo:text-indent="-0.25in" style:auto-text-indent="false"/>
    </style:style>
    <style:style style:name="P7" style:family="paragraph" style:parent-style-name="Standard" style:list-style-name="WWNum1">
      <style:paragraph-properties fo:margin-left="1in" fo:margin-right="0in" fo:text-indent="-0.25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Heading_20_3" style:master-page-name="Standard">
      <style:paragraph-properties style:page-number="1"/>
    </style:style>
    <style:style style:name="T1" style:family="text">
      <style:text-properties fo:color="#ff9900" fo:font-weight="bold" style:font-weight-asian="bold"/>
    </style:style>
    <style:style style:name="T2" style:family="text">
      <style:text-properties fo:color="#ff9900"/>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6irlibgu2b38"/><text:span text:style-name="T1">JangoMart Case Study</text:span></text:p>
      <text:p text:style-name="Heading_20_4"><text:bookmark text:name="_gnvc9uge0ina"/><text:span text:style-name="T2">Company Overview</text:span></text:p>
      <text:p text:style-name="Standard">JangoMart is a global retailer with over 10,000 stores in 16 countries. The stores carry a range of goods, such as groceries, tires, and jewelry. One of the company’s core values is excellent customer service. In addition, they recently introduced an environmental policy to reduce their carbon output by 50% over the next 5 years.</text:p>
      <text:p text:style-name="Heading_20_4"><text:bookmark text:name="_qjpf0xoqkk9h"/><text:span text:style-name="T2">Company Background</text:span></text:p>
      <text:p text:style-name="Standard">JangoMart started as a general store in 1931, and has grown into one of the world’s leading brands, known for great value and customer service. Over time, the company transitioned from only physical stores to a stores-and-online hybrid model, with 25% of sales online. Currently, JangoMart has little presence in Asia, but considers that market key for future growth. JangoMart is concerned that their existing infrastructure and operations processes are unable to scale with the demand they expect to grow.</text:p>
      <text:p text:style-name="Heading_20_4"><text:bookmark text:name="_ku2a7m2y2a7o"/><text:span text:style-name="T2">Solution Concept</text:span></text:p>
      <text:p text:style-name="Standard">JangoMart wants to migrate several critical applications to the cloud but has not completed a technical review to determine their suitability for the cloud and the engineering required for migration. They currently host all of these applications on infrastructure that is at its end of life and is no longer supported.</text:p>
      <text:p text:style-name="Standard"/>
      <text:p text:style-name="Standard">JangoMart understands that in order to accommodate new business requirements, they will need to have both a flexible architecture and an operations model that reduces time to market.</text:p>
      <text:p text:style-name="Heading_20_4"><text:bookmark text:name="_887fmt4kqiy9"/><text:span text:style-name="T2">Existing Technical Environment</text:span></text:p>
      <text:p text:style-name="Standard">JangoMart hosts all of its applications in 4 data centers: 3 in North American and 1 in Europe; most applications are dual-homed.</text:p>
      <text:p text:style-name="Standard">JangoMart understands the dependencies and resource usage metrics of their on-premises architecture.</text:p>
      <text:p text:style-name="Standard">Application: Customer loyalty portal</text:p>
      <text:p text:style-name="Standard">LAMP (Linux, Apache, MySQL and PHP) application served from the two JangoMart-owned U.S. data centers.</text:p>
      <text:p text:style-name="Standard">Database</text:p>
      <text:list xml:id="list158939549" text:style-name="WWNum4">
        <text:list-item>
          <text:p text:style-name="P1">Oracle Database stores user profiles</text:p>
          <text:list>
            <text:list-item>
              <text:p text:style-name="P6">20 TB</text:p>
            </text:list-item>
            <text:list-item>
              <text:p text:style-name="P6">Complex table structure</text:p>
            </text:list-item>
            <text:list-item>
              <text:p text:style-name="P6">Well maintained, clean data</text:p>
            </text:list-item>
            <text:list-item>
              <text:p text:style-name="P6">Strong backup strategy</text:p>
            </text:list-item>
          </text:list>
        </text:list-item>
        <text:list-item>
          <text:p text:style-name="P1">PostgreSQL database stores user credentials</text:p>
          <text:list>
            <text:list-item>
              <text:p text:style-name="P6">Single-homed in US West</text:p>
            </text:list-item>
            <text:list-item>
              <text:p text:style-name="P6">No redundancy</text:p>
            </text:list-item>
            <text:list-item>
              <text:p text:style-name="P6">Backed up every 12 hours</text:p>
            </text:list-item>
            <text:list-item>
              <text:p text:style-name="P6">100% uptime service level agreement (SLA)</text:p>
            </text:list-item>
            <text:list-item>
              <text:p text:style-name="P6"><text:soft-page-break/>Authenticates all users</text:p>
            </text:list-item>
          </text:list>
        </text:list-item>
      </text:list>
      <text:p text:style-name="Standard">Compute</text:p>
      <text:list xml:id="list4163553364" text:style-name="WWNum1">
        <text:list-item>
          <text:p text:style-name="P2">30 machines in US West Coast, each machine has:</text:p>
          <text:list>
            <text:list-item>
              <text:p text:style-name="P7">Twin, dual core CPUs</text:p>
            </text:list-item>
            <text:list-item>
              <text:p text:style-name="P7">32GB of RAM</text:p>
            </text:list-item>
            <text:list-item>
              <text:p text:style-name="P7">Twin 250 GB HDD (RAID 1)</text:p>
            </text:list-item>
          </text:list>
        </text:list-item>
        <text:list-item>
          <text:p text:style-name="P2">20 machines in US East Coast, each machine has:</text:p>
          <text:list>
            <text:list-item>
              <text:p text:style-name="P7">Single, dual-core CPU</text:p>
            </text:list-item>
            <text:list-item>
              <text:p text:style-name="P7">24 GB of RAM</text:p>
            </text:list-item>
            <text:list-item>
              <text:p text:style-name="P7">Twin 250 GB HDD (RAID 1)</text:p>
            </text:list-item>
          </text:list>
        </text:list-item>
      </text:list>
      <text:p text:style-name="Standard">Storage</text:p>
      <text:list xml:id="list1398823882" text:style-name="WWNum3">
        <text:list-item>
          <text:p text:style-name="P3">Access to shared 100 TB SAN in each location</text:p>
        </text:list-item>
        <text:list-item>
          <text:p text:style-name="P3">Tape backup every week</text:p>
        </text:list-item>
      </text:list>
      <text:p text:style-name="Heading_20_4"><text:bookmark text:name="_uurp2387dy77"/><text:span text:style-name="T2">Business Requirements</text:span></text:p>
      <text:list xml:id="list1430957401" text:style-name="WWNum5">
        <text:list-item>
          <text:p text:style-name="P4">Optimize for capacity during peak periods and value during off-peak periods.</text:p>
        </text:list-item>
        <text:list-item>
          <text:p text:style-name="P4">Accelerated responsiveness to application feature requests.</text:p>
        </text:list-item>
        <text:list-item>
          <text:p text:style-name="P4">Guarantee service availability and support.</text:p>
        </text:list-item>
        <text:list-item>
          <text:p text:style-name="P4">Reduce on-premises footprint and associated financial and environmental impact.</text:p>
        </text:list-item>
        <text:list-item>
          <text:p text:style-name="P4">Move to outsourcing model to avoid large upfront costs associated with infrastructure purchase.</text:p>
        </text:list-item>
        <text:list-item>
          <text:p text:style-name="P4">Expand services into Asia.</text:p>
        </text:list-item>
      </text:list>
      <text:p text:style-name="P8"/>
      <text:p text:style-name="Heading_20_4"><text:bookmark text:name="_fdtv25qp8u1p"/><text:span text:style-name="T2">Technical Requirements</text:span></text:p>
      <text:list xml:id="list2971591192" text:style-name="WWNum2">
        <text:list-item>
          <text:p text:style-name="P5">Assess core components for cloud suitability.</text:p>
        </text:list-item>
        <text:list-item>
          <text:p text:style-name="P5">Migrate infrastructure and streamline provisioning process.</text:p>
        </text:list-item>
        <text:list-item>
          <text:p text:style-name="P5">Modify applications for the cloud.</text:p>
        </text:list-item>
        <text:list-item>
          <text:p text:style-name="P5">Improve release process to new infrastructure.</text:p>
        </text:list-item>
        <text:list-item>
          <text:p text:style-name="P5"><text:soft-page-break/>Leverage managed services wherever feasible.</text:p>
        </text:list-item>
        <text:list-item>
          <text:p text:style-name="P5">Sunset 20% of capacity in existing data centers.</text:p>
        </text:list-item>
        <text:list-item>
          <text:p text:style-name="P5">Decrease latency in Asia.</text:p>
        </text:list-item>
      </text:list>
      <text:p text:style-name="Heading_20_4"><text:bookmark text:name="_yxonkberiy00"/><text:span text:style-name="T2">CEO Statement</text:span></text:p>
      <text:p text:style-name="Standard">JangoMart will continue to develop personal relationships with our customers as more people access the web. The future of our retail business is in the global market and the connection between online and in-store experiences. As a large, global company, we also have a responsibility to the environment through “green” initiatives and policies.</text:p>
      <text:p text:style-name="Heading_20_4"><text:bookmark text:name="_8t9esq5i00x6"/><text:span text:style-name="T2">CTO Statement</text:span></text:p>
      <text:p text:style-name="Standard">The challenges of operating data centers prevents focus on key technologies critical to our long-term success. Migrating our data services to a public cloud infrastructure will allow us to focus on big data and machine learning to improve our service to customers while also reducing operations overhead with automated, codified, dynamic infrastructure. </text:p>
      <text:p text:style-name="Heading_20_4"><text:bookmark text:name="_etcwohn9j54l"/><text:span text:style-name="T2">CFO Statement</text:span></text:p>
      <text:p text:style-name="Standard">Since its founding, JangoMart has invested heavily in our data services infrastructure. However, because of changing market trends, we need to outsource our infrastructure to ensure our long-term success. This model will allow us to respond to increasing customer demand during peak periods and reduce costs during off-peak periods.</text:p>
      <text:p text:style-name="Standard"><text:a xlink:type="simple" xlink:href="https://cloud.google.com/training/" text:style-name="ListLabel_20_46" text:visited-style-name="ListLabel_20_4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8" meta:word-count="667" meta:character-count="4204" meta:non-whitespace-character-count="3628"/>
    <meta:generator>LibreOfficeDev/6.0.5.2$Linux_X86_64 LibreOffice_project/</meta:generator>
  </office:meta>
</office:document-meta>
</file>